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46407" calcext:value-type="float">
            <text:p><text:s text:c="3"/>46,407</text:p>
          </table:table-cell>
          <table:table-cell table:style-name="ce63" office:value-type="float" office:value="44425" calcext:value-type="float">
            <text:p><text:s text:c="3"/>44,425</text:p>
          </table:table-cell>
          <table:table-cell table:style-name="ce63" office:value-type="float" office:value="1982" calcext:value-type="float">
            <text:p><text:s text:c="3"/>1,98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43906" calcext:value-type="float">
            <text:p><text:s text:c="3"/>43,906</text:p>
          </table:table-cell>
          <table:table-cell table:style-name="ce63" office:value-type="float" office:value="673" calcext:value-type="float">
            <text:p><text:s text:c="3"/>673</text:p>
          </table:table-cell>
          <table:table-cell table:style-name="ce63" office:value-type="float" office:value="1828" calcext:value-type="float">
            <text:p><text:s text:c="3"/>1,828</text:p>
          </table:table-cell>
          <table:table-cell table:style-name="ce63" office:value-type="float" office:value="45452" calcext:value-type="float">
            <text:p><text:s text:c="3"/>45,452</text:p>
          </table:table-cell>
          <table:table-cell table:style-name="ce63" office:value-type="float" office:value="236" calcext:value-type="float">
            <text:p><text:s text:c="3"/>236</text:p>
          </table:table-cell>
          <table:table-cell table:style-name="ce106" office:value-type="float" office:value="719" calcext:value-type="float">
            <text:p><text:s text:c="3"/>71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4032" calcext:value-type="float">
            <text:p><text:s text:c="3"/>24,032</text:p>
          </table:table-cell>
          <table:table-cell table:style-name="ce64" office:value-type="float" office:value="23021" calcext:value-type="float">
            <text:p><text:s text:c="3"/>23,021</text:p>
          </table:table-cell>
          <table:table-cell table:style-name="ce64" office:value-type="float" office:value="1011" calcext:value-type="float">
            <text:p><text:s text:c="3"/>1,01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2710" calcext:value-type="float">
            <text:p><text:s text:c="3"/>22,710</text:p>
          </table:table-cell>
          <table:table-cell table:style-name="ce64" office:value-type="float" office:value="340" calcext:value-type="float">
            <text:p><text:s text:c="3"/>340</text:p>
          </table:table-cell>
          <table:table-cell table:style-name="ce64" office:value-type="float" office:value="982" calcext:value-type="float">
            <text:p><text:s text:c="3"/>982</text:p>
          </table:table-cell>
          <table:table-cell table:style-name="ce64" office:value-type="float" office:value="23515" calcext:value-type="float">
            <text:p><text:s text:c="3"/>23,515</text:p>
          </table:table-cell>
          <table:table-cell table:style-name="ce64" office:value-type="float" office:value="124" calcext:value-type="float">
            <text:p><text:s text:c="3"/>124</text:p>
          </table:table-cell>
          <table:table-cell table:style-name="ce107" office:value-type="float" office:value="393" calcext:value-type="float">
            <text:p><text:s text:c="3"/>39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2375" calcext:value-type="float">
            <text:p><text:s text:c="3"/>22,375</text:p>
          </table:table-cell>
          <table:table-cell table:style-name="ce64" office:value-type="float" office:value="21404" calcext:value-type="float">
            <text:p><text:s text:c="3"/>21,404</text:p>
          </table:table-cell>
          <table:table-cell table:style-name="ce64" office:value-type="float" office:value="971" calcext:value-type="float">
            <text:p><text:s text:c="3"/>97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1196" calcext:value-type="float">
            <text:p><text:s text:c="3"/>21,196</text:p>
          </table:table-cell>
          <table:table-cell table:style-name="ce64" office:value-type="float" office:value="333" calcext:value-type="float">
            <text:p><text:s text:c="3"/>333</text:p>
          </table:table-cell>
          <table:table-cell table:style-name="ce64" office:value-type="float" office:value="846" calcext:value-type="float">
            <text:p><text:s text:c="3"/>846</text:p>
          </table:table-cell>
          <table:table-cell table:style-name="ce64" office:value-type="float" office:value="21937" calcext:value-type="float">
            <text:p><text:s text:c="3"/>21,937</text:p>
          </table:table-cell>
          <table:table-cell table:style-name="ce64" office:value-type="float" office:value="112" calcext:value-type="float">
            <text:p><text:s text:c="3"/>112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4.4896131805158" calcext:value-type="float">
            <text:p>–24.49</text:p>
          </table:table-cell>
          <table:table-cell table:style-name="ce67" office:value-type="float" office:value="-25.390044576523" calcext:value-type="float">
            <text:p>–25.39</text:p>
          </table:table-cell>
          <table:table-cell table:style-name="ce67" office:value-type="float" office:value="-0.25" calcext:value-type="float">
            <text:p>–0.25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24.8425011753644" calcext:value-type="float">
            <text:p>–24.84</text:p>
          </table:table-cell>
          <table:table-cell table:style-name="ce67" office:value-type="float" office:value="-30.8139534883721" calcext:value-type="float">
            <text:p>–30.81</text:p>
          </table:table-cell>
          <table:table-cell table:style-name="ce67" office:value-type="float" office:value="-11.0803324099723" calcext:value-type="float">
            <text:p>–11.08</text:p>
          </table:table-cell>
          <table:table-cell table:style-name="ce67" office:value-type="float" office:value="-24.582839427373" calcext:value-type="float">
            <text:p>–24.58</text:p>
          </table:table-cell>
          <table:table-cell table:style-name="ce67" office:value-type="float" office:value="-47.4576271186441" calcext:value-type="float">
            <text:p>–47.46</text:p>
          </table:table-cell>
          <table:table-cell table:style-name="ce67" office:value-type="float" office:value="-7.74647887323944" calcext:value-type="float">
            <text:p>–7.75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4.2070975484313" calcext:value-type="float">
            <text:p>–24.21</text:p>
          </table:table-cell>
          <table:table-cell table:style-name="ce68" office:value-type="float" office:value="-25.0842049282042" calcext:value-type="float">
            <text:p>–25.08</text:p>
          </table:table-cell>
          <table:table-cell table:style-name="ce68" office:value-type="float" office:value="1.5625" calcext:value-type="float">
            <text:p>1.56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24.8380129589633" calcext:value-type="float">
            <text:p>–24.84</text:p>
          </table:table-cell>
          <table:table-cell table:style-name="ce68" office:value-type="float" office:value="-24.4186046511628" calcext:value-type="float">
            <text:p>–24.42</text:p>
          </table:table-cell>
          <table:table-cell table:style-name="ce68" office:value-type="float" office:value="-5.75916230366492" calcext:value-type="float">
            <text:p>–5.76</text:p>
          </table:table-cell>
          <table:table-cell table:style-name="ce68" office:value-type="float" office:value="-24.2477256822953" calcext:value-type="float">
            <text:p>–24.25</text:p>
          </table:table-cell>
          <table:table-cell table:style-name="ce68" office:value-type="float" office:value="-53.6585365853659" calcext:value-type="float">
            <text:p>–53.66</text:p>
          </table:table-cell>
          <table:table-cell table:style-name="ce70" office:value-type="float" office:value="-5.26315789473684" calcext:value-type="float">
            <text:p>–5.26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4.7985004686036" calcext:value-type="float">
            <text:p>–24.80</text:p>
          </table:table-cell>
          <table:table-cell table:style-name="ce69" office:value-type="float" office:value="-25.7265457382485" calcext:value-type="float">
            <text:p>–25.73</text:p>
          </table:table-cell>
          <table:table-cell table:style-name="ce69" office:value-type="float" office:value="-1.92307692307692" calcext:value-type="float">
            <text:p>–1.9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4.847410907659" calcext:value-type="float">
            <text:p>–24.85</text:p>
          </table:table-cell>
          <table:table-cell table:style-name="ce69" office:value-type="float" office:value="-37.2093023255814" calcext:value-type="float">
            <text:p>–37.21</text:p>
          </table:table-cell>
          <table:table-cell table:style-name="ce69" office:value-type="float" office:value="-17.0588235294118" calcext:value-type="float">
            <text:p>–17.06</text:p>
          </table:table-cell>
          <table:table-cell table:style-name="ce69" office:value-type="float" office:value="-24.9476290230432" calcext:value-type="float">
            <text:p>–24.95</text:p>
          </table:table-cell>
          <table:table-cell table:style-name="ce69" office:value-type="float" office:value="-33.3333333333333" calcext:value-type="float">
            <text:p>–33.33</text:p>
          </table:table-cell>
          <table:table-cell table:style-name="ce69" office:value-type="float" office:value="-10.6060606060606" calcext:value-type="float">
            <text:p>–10.61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2.89037309995394" calcext:value-type="float">
            <text:p>–2.89</text:p>
          </table:table-cell>
          <table:table-cell table:style-name="ce70" office:value-type="float" office:value="-3.41428227939409" calcext:value-type="float">
            <text:p>–3.41</text:p>
          </table:table-cell>
          <table:table-cell table:style-name="ce70" office:value-type="float" office:value="9.01639344262295" calcext:value-type="float">
            <text:p>9.0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.90330417881438" calcext:value-type="float">
            <text:p>–2.90</text:p>
          </table:table-cell>
          <table:table-cell table:style-name="ce70" office:value-type="float" office:value="4.3859649122807" calcext:value-type="float">
            <text:p>4.39</text:p>
          </table:table-cell>
          <table:table-cell table:style-name="ce70" office:value-type="float" office:value="-5.02958579881657" calcext:value-type="float">
            <text:p>–5.03</text:p>
          </table:table-cell>
          <table:table-cell table:style-name="ce70" office:value-type="float" office:value="-2.71700776287932" calcext:value-type="float">
            <text:p>–2.72</text:p>
          </table:table-cell>
          <table:table-cell table:style-name="ce70" office:value-type="float" office:value="-42.5925925925926" calcext:value-type="float">
            <text:p>–42.59</text:p>
          </table:table-cell>
          <table:table-cell table:style-name="ce70" office:value-type="float" office:value="2.34375" calcext:value-type="float">
            <text:p>2.34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1.38300245371403" calcext:value-type="float">
            <text:p>–1.38</text:p>
          </table:table-cell>
          <table:table-cell table:style-name="ce70" office:value-type="float" office:value="-1.49184149184149" calcext:value-type="float">
            <text:p>–1.49</text:p>
          </table:table-cell>
          <table:table-cell table:style-name="ce70" office:value-type="float" office:value="1.03626943005181" calcext:value-type="float">
            <text:p>1.0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.76429075511644" calcext:value-type="float">
            <text:p>–1.76</text:p>
          </table:table-cell>
          <table:table-cell table:style-name="ce70" office:value-type="float" office:value="27.4509803921569" calcext:value-type="float">
            <text:p>27.45</text:p>
          </table:table-cell>
          <table:table-cell table:style-name="ce70" office:value-type="float" office:value="-0.552486187845304" calcext:value-type="float">
            <text:p>–0.55</text:p>
          </table:table-cell>
          <table:table-cell table:style-name="ce70" office:value-type="float" office:value="-1.29929336676544" calcext:value-type="float">
            <text:p>–1.30</text:p>
          </table:table-cell>
          <table:table-cell table:style-name="ce70" office:value-type="float" office:value="-32.1428571428571" calcext:value-type="float">
            <text:p>–32.14</text:p>
          </table:table-cell>
          <table:table-cell table:style-name="ce70" office:value-type="float" office:value="5.88235294117647" calcext:value-type="float">
            <text:p>5.88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4.49892882646989" calcext:value-type="float">
            <text:p>–4.50</text:p>
          </table:table-cell>
          <table:table-cell table:style-name="ce69" office:value-type="float" office:value="-5.4617676266137" calcext:value-type="float">
            <text:p>–5.46</text:p>
          </table:table-cell>
          <table:table-cell table:style-name="ce69" office:value-type="float" office:value="17.9190751445087" calcext:value-type="float">
            <text:p>17.9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4.11956794775182" calcext:value-type="float">
            <text:p>–4.12</text:p>
          </table:table-cell>
          <table:table-cell table:style-name="ce69" office:value-type="float" office:value="-14.2857142857143" calcext:value-type="float">
            <text:p>–14.29</text:p>
          </table:table-cell>
          <table:table-cell table:style-name="ce69" office:value-type="float" office:value="-10.1910828025478" calcext:value-type="float">
            <text:p>–10.19</text:p>
          </table:table-cell>
          <table:table-cell table:style-name="ce69" office:value-type="float" office:value="-4.22843256379101" calcext:value-type="float">
            <text:p>–4.23</text:p>
          </table:table-cell>
          <table:table-cell table:style-name="ce69" office:value-type="float" office:value="-53.8461538461539" calcext:value-type="float">
            <text:p>–53.85</text:p>
          </table:table-cell>
          <table:table-cell table:style-name="ce69" office:value-type="float" office:value="-1.66666666666667" calcext:value-type="float">
            <text:p>–1.67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5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433" calcext:value-type="float">
            <text:p>8,433</text:p>
          </table:table-cell>
          <table:table-cell table:style-name="ce136" office:value-type="float" office:value="8034" calcext:value-type="float">
            <text:p>8,034</text:p>
          </table:table-cell>
          <table:table-cell table:style-name="ce136" office:value-type="float" office:value="399" calcext:value-type="float">
            <text:p>39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7993" calcext:value-type="float">
            <text:p>7,993</text:p>
          </table:table-cell>
          <table:table-cell table:style-name="ce136" office:value-type="float" office:value="119" calcext:value-type="float">
            <text:p>119</text:p>
          </table:table-cell>
          <table:table-cell table:style-name="ce136" office:value-type="float" office:value="321" calcext:value-type="float">
            <text:p>321</text:p>
          </table:table-cell>
          <table:table-cell table:style-name="ce136" office:value-type="float" office:value="8271" calcext:value-type="float">
            <text:p>8,271</text:p>
          </table:table-cell>
          <table:table-cell table:style-name="ce136" office:value-type="float" office:value="31" calcext:value-type="float">
            <text:p>31</text:p>
          </table:table-cell>
          <table:table-cell table:style-name="ce152" office:value-type="float" office:value="131" calcext:value-type="float">
            <text:p>13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21" calcext:value-type="float">
            <text:p>4,421</text:p>
          </table:table-cell>
          <table:table-cell table:style-name="ce137" office:value-type="float" office:value="4226" calcext:value-type="float">
            <text:p>4,226</text:p>
          </table:table-cell>
          <table:table-cell table:style-name="ce137" office:value-type="float" office:value="195" calcext:value-type="float">
            <text:p>19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176" calcext:value-type="float">
            <text:p>4,176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float" office:value="180" calcext:value-type="float">
            <text:p>180</text:p>
          </table:table-cell>
          <table:table-cell table:style-name="ce137" office:value-type="float" office:value="4330" calcext:value-type="float">
            <text:p>4,330</text:p>
          </table:table-cell>
          <table:table-cell table:style-name="ce137" office:value-type="float" office:value="19" calcext:value-type="float">
            <text:p>19</text:p>
          </table:table-cell>
          <table:table-cell table:style-name="ce153" office:value-type="float" office:value="72" calcext:value-type="float">
            <text:p>72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012" calcext:value-type="float">
            <text:p>4,012</text:p>
          </table:table-cell>
          <table:table-cell table:style-name="ce137" office:value-type="float" office:value="3808" calcext:value-type="float">
            <text:p>3,808</text:p>
          </table:table-cell>
          <table:table-cell table:style-name="ce137" office:value-type="float" office:value="204" calcext:value-type="float">
            <text:p>20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817" calcext:value-type="float">
            <text:p>3,817</text:p>
          </table:table-cell>
          <table:table-cell table:style-name="ce137" office:value-type="float" office:value="54" calcext:value-type="float">
            <text:p>54</text:p>
          </table:table-cell>
          <table:table-cell table:style-name="ce137" office:value-type="float" office:value="141" calcext:value-type="float">
            <text:p>141</text:p>
          </table:table-cell>
          <table:table-cell table:style-name="ce143" office:value-type="float" office:value="3941" calcext:value-type="float">
            <text:p>3,941</text:p>
          </table:table-cell>
          <table:table-cell table:style-name="ce137" office:value-type="float" office:value="12" calcext:value-type="float">
            <text:p>12</text:p>
          </table:table-cell>
          <table:table-cell table:style-name="ce154" office:value-type="float" office:value="59" calcext:value-type="float">
            <text:p>5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14" calcext:value-type="float">
            <text:p>1,214</text:p>
          </table:table-cell>
          <table:table-cell table:style-name="ce129" office:value-type="float" office:value="1162" calcext:value-type="float">
            <text:p>1,162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35" calcext:value-type="float">
            <text:p>1,135</text:p>
          </table:table-cell>
          <table:table-cell table:style-name="ce129" office:value-type="float" office:value="31" calcext:value-type="float">
            <text:p>31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190" calcext:value-type="float">
            <text:p>1,19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8" calcext:value-type="float">
            <text:p>658</text:p>
          </table:table-cell>
          <table:table-cell table:style-name="ce130" office:value-type="float" office:value="632" calcext:value-type="float">
            <text:p>632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09" calcext:value-type="float">
            <text:p>609</text:p>
          </table:table-cell>
          <table:table-cell table:style-name="ce130" office:value-type="float" office:value="22" calcext:value-type="float">
            <text:p>22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641" calcext:value-type="float">
            <text:p>64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6" calcext:value-type="float">
            <text:p>556</text:p>
          </table:table-cell>
          <table:table-cell table:style-name="ce130" office:value-type="float" office:value="530" calcext:value-type="float">
            <text:p>530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6" calcext:value-type="float">
            <text:p>526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549" calcext:value-type="float">
            <text:p>54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26" calcext:value-type="float">
            <text:p>1,026</text:p>
          </table:table-cell>
          <table:table-cell table:style-name="ce129" office:value-type="float" office:value="990" calcext:value-type="float">
            <text:p>990</text:p>
          </table:table-cell>
          <table:table-cell table:style-name="ce136" office:value-type="float" office:value="36" calcext:value-type="float">
            <text:p>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8" calcext:value-type="float">
            <text:p>988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984" calcext:value-type="float">
            <text:p>984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3" calcext:value-type="float">
            <text:p>33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6" calcext:value-type="float">
            <text:p>536</text:p>
          </table:table-cell>
          <table:table-cell table:style-name="ce130" office:value-type="float" office:value="518" calcext:value-type="float">
            <text:p>518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14" calcext:value-type="float">
            <text:p>514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515" calcext:value-type="float">
            <text:p>515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90" calcext:value-type="float">
            <text:p>490</text:p>
          </table:table-cell>
          <table:table-cell table:style-name="ce130" office:value-type="float" office:value="472" calcext:value-type="float">
            <text:p>472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4" calcext:value-type="float">
            <text:p>47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469" calcext:value-type="float">
            <text:p>46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10" calcext:value-type="float">
            <text:p>1,010</text:p>
          </table:table-cell>
          <table:table-cell table:style-name="ce129" office:value-type="float" office:value="966" calcext:value-type="float">
            <text:p>966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47" calcext:value-type="float">
            <text:p>947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51" calcext:value-type="float">
            <text:p>51</text:p>
          </table:table-cell>
          <table:table-cell table:style-name="ce136" office:value-type="float" office:value="988" calcext:value-type="float">
            <text:p>98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3" calcext:value-type="float">
            <text:p>533</text:p>
          </table:table-cell>
          <table:table-cell table:style-name="ce130" office:value-type="float" office:value="512" calcext:value-type="float">
            <text:p>512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99" calcext:value-type="float">
            <text:p>499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29" calcext:value-type="float">
            <text:p>29</text:p>
          </table:table-cell>
          <table:table-cell table:style-name="ce137" office:value-type="float" office:value="520" calcext:value-type="float">
            <text:p>52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77" calcext:value-type="float">
            <text:p>477</text:p>
          </table:table-cell>
          <table:table-cell table:style-name="ce130" office:value-type="float" office:value="454" calcext:value-type="float">
            <text:p>454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48" calcext:value-type="float">
            <text:p>448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468" calcext:value-type="float">
            <text:p>46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20" calcext:value-type="float">
            <text:p>1,020</text:p>
          </table:table-cell>
          <table:table-cell table:style-name="ce129" office:value-type="float" office:value="979" calcext:value-type="float">
            <text:p>979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70" calcext:value-type="float">
            <text:p>970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29" calcext:value-type="float">
            <text:p>29</text:p>
          </table:table-cell>
          <table:table-cell table:style-name="ce136" office:value-type="float" office:value="1004" calcext:value-type="float">
            <text:p>1,00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0" calcext:value-type="float">
            <text:p>530</text:p>
          </table:table-cell>
          <table:table-cell table:style-name="ce130" office:value-type="float" office:value="515" calcext:value-type="float">
            <text:p>51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01" calcext:value-type="float">
            <text:p>501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522" calcext:value-type="float">
            <text:p>52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0" calcext:value-type="float">
            <text:p>490</text:p>
          </table:table-cell>
          <table:table-cell table:style-name="ce130" office:value-type="float" office:value="464" calcext:value-type="float">
            <text:p>464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9" calcext:value-type="float">
            <text:p>469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482" calcext:value-type="float">
            <text:p>482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59" calcext:value-type="float">
            <text:p>559</text:p>
          </table:table-cell>
          <table:table-cell table:style-name="ce129" office:value-type="float" office:value="530" calcext:value-type="float">
            <text:p>530</text:p>
          </table:table-cell>
          <table:table-cell table:style-name="ce136" office:value-type="float" office:value="29" calcext:value-type="float">
            <text:p>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32" calcext:value-type="float">
            <text:p>532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548" calcext:value-type="float">
            <text:p>54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94" calcext:value-type="float">
            <text:p>294</text:p>
          </table:table-cell>
          <table:table-cell table:style-name="ce130" office:value-type="float" office:value="279" calcext:value-type="float">
            <text:p>279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82" calcext:value-type="float">
            <text:p>28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37" office:value-type="float" office:value="286" calcext:value-type="float">
            <text:p>28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65" calcext:value-type="float">
            <text:p>265</text:p>
          </table:table-cell>
          <table:table-cell table:style-name="ce130" office:value-type="float" office:value="251" calcext:value-type="float">
            <text:p>251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50" calcext:value-type="float">
            <text:p>25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262" calcext:value-type="float">
            <text:p>262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64" calcext:value-type="float">
            <text:p>964</text:p>
          </table:table-cell>
          <table:table-cell table:style-name="ce129" office:value-type="float" office:value="917" calcext:value-type="float">
            <text:p>917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09" calcext:value-type="float">
            <text:p>909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948" calcext:value-type="float">
            <text:p>948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16" calcext:value-type="float">
            <text:p>516</text:p>
          </table:table-cell>
          <table:table-cell table:style-name="ce130" office:value-type="float" office:value="490" calcext:value-type="float">
            <text:p>490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8" calcext:value-type="float">
            <text:p>48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511" calcext:value-type="float">
            <text:p>511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48" calcext:value-type="float">
            <text:p>448</text:p>
          </table:table-cell>
          <table:table-cell table:style-name="ce130" office:value-type="float" office:value="427" calcext:value-type="float">
            <text:p>427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21" calcext:value-type="float">
            <text:p>421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437" calcext:value-type="float">
            <text:p>43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586" calcext:value-type="float">
            <text:p>2,586</text:p>
          </table:table-cell>
          <table:table-cell table:style-name="ce129" office:value-type="float" office:value="2441" calcext:value-type="float">
            <text:p>2,441</text:p>
          </table:table-cell>
          <table:table-cell table:style-name="ce136" office:value-type="float" office:value="145" calcext:value-type="float">
            <text:p>1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462" calcext:value-type="float">
            <text:p>2,462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97" calcext:value-type="float">
            <text:p>97</text:p>
          </table:table-cell>
          <table:table-cell table:style-name="ce136" office:value-type="float" office:value="2556" calcext:value-type="float">
            <text:p>2,556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321" calcext:value-type="float">
            <text:p>1,321</text:p>
          </table:table-cell>
          <table:table-cell table:style-name="ce130" office:value-type="float" office:value="1251" calcext:value-type="float">
            <text:p>1,251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54" calcext:value-type="float">
            <text:p>1,254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54" calcext:value-type="float">
            <text:p>54</text:p>
          </table:table-cell>
          <table:table-cell table:style-name="ce137" office:value-type="float" office:value="1302" calcext:value-type="float">
            <text:p>1,30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265" calcext:value-type="float">
            <text:p>1,265</text:p>
          </table:table-cell>
          <table:table-cell table:style-name="ce130" office:value-type="float" office:value="1190" calcext:value-type="float">
            <text:p>1,190</text:p>
          </table:table-cell>
          <table:table-cell table:style-name="ce137" office:value-type="float" office:value="75" calcext:value-type="float">
            <text:p>7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08" calcext:value-type="float">
            <text:p>1,208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43" calcext:value-type="float">
            <text:p>43</text:p>
          </table:table-cell>
          <table:table-cell table:style-name="ce143" office:value-type="float" office:value="1254" calcext:value-type="float">
            <text:p>1,254</text:p>
          </table:table-cell>
          <table:table-cell table:style-name="ce130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2" calcext:value-type="float">
            <text:p>152</text:p>
          </table:table-cell>
          <table:table-cell table:style-name="ce133" office:value-type="float" office:value="138" calcext:value-type="float">
            <text:p>138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6" calcext:value-type="float">
            <text:p>14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50" calcext:value-type="float">
            <text:p>15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4" calcext:value-type="float">
            <text:p>74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9" calcext:value-type="float">
            <text:p>219</text:p>
          </table:table-cell>
          <table:table-cell table:style-name="ce133" office:value-type="float" office:value="213" calcext:value-type="float">
            <text:p>213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2" calcext:value-type="float">
            <text:p>20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3" calcext:value-type="float">
            <text:p>113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5" calcext:value-type="float">
            <text:p>10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3" calcext:value-type="float">
            <text:p>17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76" calcext:value-type="float">
            <text:p>576</text:p>
          </table:table-cell>
          <table:table-cell table:style-name="ce133" office:value-type="float" office:value="550" calcext:value-type="float">
            <text:p>550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3" calcext:value-type="float">
            <text:p>55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573" calcext:value-type="float">
            <text:p>5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97" calcext:value-type="float">
            <text:p>297</text:p>
          </table:table-cell>
          <table:table-cell table:style-name="ce134" office:value-type="float" office:value="283" calcext:value-type="float">
            <text:p>283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4" calcext:value-type="float">
            <text:p>28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296" calcext:value-type="float">
            <text:p>2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9" calcext:value-type="float">
            <text:p>279</text:p>
          </table:table-cell>
          <table:table-cell table:style-name="ce134" office:value-type="float" office:value="267" calcext:value-type="float">
            <text:p>267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9" calcext:value-type="float">
            <text:p>26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277" calcext:value-type="float">
            <text:p>27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4" calcext:value-type="float">
            <text:p>144</text:p>
          </table:table-cell>
          <table:table-cell table:style-name="ce133" office:value-type="float" office:value="137" calcext:value-type="float">
            <text:p>13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7" calcext:value-type="float">
            <text:p>13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43" calcext:value-type="float">
            <text:p>14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9" calcext:value-type="float">
            <text:p>69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4" calcext:value-type="float">
            <text:p>344</text:p>
          </table:table-cell>
          <table:table-cell table:style-name="ce133" office:value-type="float" office:value="331" calcext:value-type="float">
            <text:p>33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8" calcext:value-type="float">
            <text:p>32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344" calcext:value-type="float">
            <text:p>34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9" calcext:value-type="float">
            <text:p>179</text:p>
          </table:table-cell>
          <table:table-cell table:style-name="ce134" office:value-type="float" office:value="174" calcext:value-type="float">
            <text:p>174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9" calcext:value-type="float">
            <text:p>169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79" calcext:value-type="float">
            <text:p>1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5" calcext:value-type="float">
            <text:p>165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65" calcext:value-type="float">
            <text:p>1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5" calcext:value-type="float">
            <text:p>95</text:p>
          </table:table-cell>
          <table:table-cell table:style-name="ce133" office:value-type="float" office:value="88" calcext:value-type="float">
            <text:p>8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92" calcext:value-type="float">
            <text:p>9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1" calcext:value-type="float">
            <text:p>261</text:p>
          </table:table-cell>
          <table:table-cell table:style-name="ce133" office:value-type="float" office:value="239" calcext:value-type="float">
            <text:p>239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0" calcext:value-type="float">
            <text:p>25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60" calcext:value-type="float">
            <text:p>26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5" calcext:value-type="float">
            <text:p>125</text:p>
          </table:table-cell>
          <table:table-cell table:style-name="ce134" office:value-type="float" office:value="116" calcext:value-type="float">
            <text:p>116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3" calcext:value-type="float">
            <text:p>1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6" calcext:value-type="float">
            <text:p>136</text:p>
          </table:table-cell>
          <table:table-cell table:style-name="ce134" office:value-type="float" office:value="123" calcext:value-type="float">
            <text:p>123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7" calcext:value-type="float">
            <text:p>12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36" calcext:value-type="float">
            <text:p>1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3" calcext:value-type="float">
            <text:p>83</text:p>
          </table:table-cell>
          <table:table-cell table:style-name="ce133" office:value-type="float" office:value="76" calcext:value-type="float">
            <text:p>76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" calcext:value-type="float">
            <text:p>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4" calcext:value-type="float">
            <text:p>144</text:p>
          </table:table-cell>
          <table:table-cell table:style-name="ce133" office:value-type="float" office:value="132" calcext:value-type="float">
            <text:p>132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2" calcext:value-type="float">
            <text:p>14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40" calcext:value-type="float">
            <text:p>14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34" calcext:value-type="float">
            <text:p>3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" calcext:value-type="float">
            <text:p>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35" calcext:value-type="float">
            <text:p>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6" calcext:value-type="float">
            <text:p>1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" calcext:value-type="float">
            <text:p>19</text:p>
          </table:table-cell>
          <table:table-cell table:style-name="ce134" office:value-type="float" office:value="18" calcext:value-type="float">
            <text:p>1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" calcext:value-type="float">
            <text:p>1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9" calcext:value-type="float">
            <text:p>1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6" calcext:value-type="float">
            <text:p>86</text:p>
          </table:table-cell>
          <table:table-cell table:style-name="ce133" office:value-type="float" office:value="79" calcext:value-type="float">
            <text:p>7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8" calcext:value-type="float">
            <text:p>7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84" calcext:value-type="float">
            <text:p>8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3" calcext:value-type="float">
            <text:p>4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75" calcext:value-type="float">
            <text:p>175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9" calcext:value-type="float">
            <text:p>89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7" calcext:value-type="float">
            <text:p>97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8" calcext:value-type="float">
            <text:p>88</text:p>
          </table:table-cell>
          <table:table-cell table:style-name="ce133" office:value-type="float" office:value="84" calcext:value-type="float">
            <text:p>84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" calcext:value-type="float">
            <text:p>42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4" calcext:value-type="float">
            <text:p>54</text:p>
          </table:table-cell>
          <table:table-cell table:style-name="ce129" office:value-type="float" office:value="49" calcext:value-type="float">
            <text:p>49</text:p>
          </table:table-cell>
          <table:table-cell table:style-name="ce136" office:value-type="float" office:value="5" calcext:value-type="float">
            <text:p>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0" calcext:value-type="float">
            <text:p>50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29" calcext:value-type="float">
            <text:p>29</text:p>
          </table:table-cell>
          <table:table-cell table:style-name="ce137" office:value-type="float" office:value="4" calcext:value-type="float">
            <text:p>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1" calcext:value-type="float">
            <text:p>2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1" calcext:value-type="float">
            <text:p>4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4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" calcext:value-type="float">
            <text:p>2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" calcext:value-type="float">
            <text:p>17</text:p>
          </table:table-cell>
          <table:table-cell table:style-name="ce134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